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marker-end="Arrow" draw:fill="solid" draw:textarea-vertical-align="bottom"/>
    </style:style>
    <style:style style:name="gr2" style:family="graphic" style:parent-style-name="objectwithoutfill">
      <style:graphic-properties draw:fill="solid" draw:textarea-vertical-align="bottom"/>
    </style:style>
    <style:style style:name="gr3" style:family="graphic" style:parent-style-name="standard">
      <style:graphic-properties draw:textarea-horizontal-align="justify" draw:textarea-vertical-align="middle" draw:auto-grow-height="false" fo:min-height="1.938cm" fo:min-width="2.201cm"/>
    </style:style>
    <style:style style:name="gr4" style:family="graphic" style:parent-style-name="standard">
      <style:graphic-properties draw:textarea-horizontal-align="justify" draw:textarea-vertical-align="middle" draw:auto-grow-height="false" fo:min-height="2.032cm" fo:min-width="1.838cm"/>
    </style:style>
    <style:style style:name="gr5" style:family="graphic" style:parent-style-name="objectwithoutfill">
      <style:graphic-properties draw:marker-end="Arrow" draw:fill="solid" draw:textarea-vertical-align="middle"/>
    </style:style>
    <style:style style:name="P1" style:family="paragraph">
      <style:paragraph-properties fo:text-align="center"/>
    </style:style>
    <style:style style:name="P2" style:family="paragraph">
      <loext:graphic-properties draw:fill="solid"/>
      <style:paragraph-properties fo:text-align="center" style:writing-mode="lr-tb"/>
    </style:style>
    <style:style style:name="P3" style:family="paragraph">
      <style:paragraph-properties fo:text-align="center" style:writing-mode="lr-tb"/>
    </style:style>
    <style:style style:name="P4"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2" draw:layer="layout" svg:x1="3.9cm" svg:y1="10.1cm" svg:x2="15cm" svg:y2="10.1cm">
          <text:p text:style-name="P1">master</text:p>
        </draw:line>
        <draw:line draw:style-name="gr1" draw:text-style-name="P2" draw:layer="layout" svg:x1="2.6cm" svg:y1="5.5cm" svg:x2="5.7cm" svg:y2="10.1cm">
          <text:p text:style-name="P1">task-2</text:p>
        </draw:line>
        <draw:line draw:style-name="gr1" draw:text-style-name="P2" draw:layer="layout" svg:x1="5.4cm" svg:y1="14.7cm" svg:x2="9cm" svg:y2="10.1cm">
          <text:p text:style-name="P1">task-19</text:p>
        </draw:line>
        <draw:line draw:style-name="gr1" draw:text-style-name="P2" draw:layer="layout" svg:x1="9cm" svg:y1="5.3cm" svg:x2="12.1cm" svg:y2="10.1cm">
          <text:p text:style-name="P1">task-4</text:p>
        </draw:line>
        <draw:line draw:style-name="gr2" draw:text-style-name="P2" draw:layer="layout" svg:x1="12.7cm" svg:y1="10.1cm" svg:x2="12.8cm" svg:y2="14.6cm">
          <text:p text:style-name="P1">1.2.3</text:p>
        </draw:line>
        <draw:line draw:style-name="gr1" draw:text-style-name="P2" draw:layer="layout" svg:x1="10.8cm" svg:y1="5.1cm" svg:x2="13.9cm" svg:y2="10.1cm">
          <text:p text:style-name="P1">task-3</text:p>
        </draw:line>
        <draw:line draw:style-name="gr2" draw:text-style-name="P2" draw:layer="layout" svg:x1="14.2cm" svg:y1="10.1cm" svg:x2="14.3cm" svg:y2="14.6cm">
          <text:p text:style-name="P1">1.3.0</text:p>
        </draw:line>
        <draw:custom-shape draw:style-name="gr3" draw:text-style-name="P3" draw:layer="layout" svg:width="2.7cm" svg:height="3.5cm" svg:x="12.3cm" svg:y="14.5cm">
          <text:p text:style-name="P3">Registry</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draw:layer="layout" svg:width="4.3cm" svg:height="4.2cm" svg:x="19cm" svg:y="7.9cm">
          <text:p text:style-name="P3">Pro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4" draw:layer="layout" svg:x1="19.6cm" svg:y1="11.5cm" svg:x2="15cm" svg:y2="15.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30T23:43:19.832635148</meta:creation-date>
    <dc:date>2020-11-03T22:36:00.416053939</dc:date>
    <meta:editing-duration>PT4M18S</meta:editing-duration>
    <meta:editing-cycles>2</meta:editing-cycles>
    <meta:generator>LibreOffice/6.0.7.3$Linux_X86_64 LibreOffice_project/00m0$Build-3</meta:generator>
    <meta:document-statistic meta:object-count="10"/>
  </office:meta>
</office:document-meta>
</file>